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981a" officeooo:paragraph-rsid="00116acb"/>
    </style:style>
    <style:style style:name="P2" style:family="paragraph" style:parent-style-name="Standard">
      <style:text-properties officeooo:rsid="0012e7ab" officeooo:paragraph-rsid="0012e7ab"/>
    </style:style>
    <style:style style:name="P3" style:family="paragraph" style:parent-style-name="Standard">
      <style:text-properties officeooo:rsid="00147b33" officeooo:paragraph-rsid="00147b33"/>
    </style:style>
    <style:style style:name="T1" style:family="text">
      <style:text-properties officeooo:rsid="001c36be"/>
    </style:style>
    <style:style style:name="T2" style:family="text">
      <style:text-properties officeooo:rsid="0012e7ab"/>
    </style:style>
    <style:style style:name="T3" style:family="text">
      <style:text-properties officeooo:rsid="00147b33"/>
    </style:style>
    <style:style style:name="T4" style:family="text">
      <style:text-properties style:text-position="super 58%"/>
    </style:style>
    <style:style style:name="T5" style:family="text">
      <style:text-properties officeooo:rsid="0014ce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2">10 Apr</text:span> 2020</text:p>
      <text:p text:style-name="P1">Group I</text:p>
      <text:p text:style-name="P1">Present: <text:span text:style-name="T2">Alex, C</text:span>olin, Mariah, <text:span text:style-name="T1">Peter, </text:span>Stefan </text:p>
      <text:p text:style-name="P1">Absent:</text:p>
      <text:p text:style-name="P1">Started: 2:<text:span text:style-name="T2">56</text:span> pm</text:p>
      <text:p text:style-name="P1"/>
      <text:p text:style-name="P2">This meeting was focused around dedicating specific milestones to group members and ensuring that all group members felt comfortable with their selection. Since this iteration focused much more on developing features, milestones could easily be partitioned and assigned.</text:p>
      <text:p text:style-name="P2"/>
      <text:p text:style-name="P2">All members were present.</text:p>
      <text:p text:style-name="P2"/>
      <text:p text:style-name="P2">Stefan began the meeting by checking in with everyone, and making sure that they felt comfortable with the last submission. He also made it clear that he was happy taking <text:span text:style-name="T3">on </text:span>an assignment that no one else wanted, so that group members could have their first pick of the feature they wanted. He agreed to complete documentation, and all UML models.</text:p>
      <text:p text:style-name="P2"/>
      <text:p text:style-name="P2">Alex immediately opted to work with the right click rotation <text:span text:style-name="T3">feature. </text:span></text:p>
      <text:p text:style-name="P2"/>
      <text:p text:style-name="P3">Mariah had no particular preference, but showed interest in working with tile randomization. </text:p>
      <text:p text:style-name="P3"/>
      <text:p text:style-name="P3">Peter also wanted to work with randomization, and so he was assigned rotation randomization. This meant that he would need to work closely with Alex and Mariah. </text:p>
      <text:p text:style-name="P3"/>
      <text:p text:style-name="P3">Colin had a busy upcoming week, and so he agreed to perform QA and edge case testing for this iteration. This would allow for his milestone to work more effectively with a crowded schedule. </text:p>
      <text:p text:style-name="P3"/>
      <text:p text:style-name="P3">Stefan created a written record of these responsibilities in the Slack channel so that they could be referenced at any time, it looked like this:</text:p>
      <text:p text:style-name="P3"/>
      <text:p text:style-name="P3">Alex → Right-click rotation</text:p>
      <text:p text:style-name="P3">Mariah → Tile randomization</text:p>
      <text:p text:style-name="P3">Peter → Rotation randomization</text:p>
      <text:p text:style-name="P3">Colin → QA, and edge case monitor/spot checker</text:p>
      <text:p text:style-name="P3">Stefan → Reset modification</text:p>
      <text:p text:style-name="P3"/>
      <text:p text:style-name="P3">With these features assigned, all group members agreed to meet again on the 14<text:span text:style-name="T4">th</text:span> to ensure that all members were comfortably completing their tasks.</text:p>
      <text:p text:style-name="P3"/>
      <text:p text:style-name="P3">M<text:span text:style-name="T5">eeting ended: 3:35 PM</text:span></text:p>
      <text:p text:style-name="P3"/>
      <text:p text:style-name="P3"/>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4:32:17.282376244</meta:creation-date>
    <dc:date>2020-04-16T14:49:36.339928631</dc:date>
    <meta:editing-duration>PT17M18S</meta:editing-duration>
    <meta:editing-cycles>4</meta:editing-cycles>
    <meta:generator>LibreOffice/5.2.7.2$Linux_X86_64 LibreOffice_project/20m0$Build-2</meta:generator>
    <meta:document-statistic meta:table-count="0" meta:image-count="0" meta:object-count="0" meta:page-count="1" meta:paragraph-count="20" meta:word-count="281" meta:character-count="1722" meta:non-whitespace-character-count="1456"/>
  </office:meta>
</office:document-meta>
</file>